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9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ext-properties fo:color="#808080" fo:font-size="9pt" style:font-size-asian="9pt" style:font-size-complex="9pt"/>
    </style:style>
    <style:style style:name="ce2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3">
      <style:text-properties fo:color="#808080" fo:font-size="9pt" style:font-size-asian="9pt" style:font-size-complex="9pt"/>
    </style:style>
    <style:style style:name="ce6" style:family="table-cell" style:parent-style-name="Default" style:data-style-name="N3">
      <style:text-properties fo:font-size="9pt" style:font-size-asian="9pt" style:font-size-complex="9pt"/>
    </style:style>
    <style:style style:name="ce7" style:family="table-cell" style:parent-style-name="Default">
      <style:table-cell-properties fo:wrap-option="no-wra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3">
      <style:text-properties fo:color="#808080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0"/>
        <table:table-column table:style-name="co9" table:number-columns-repeated="16374" table:default-cell-style-name="Default"/>
        <table:table-row table:style-name="ro1">
          <table:table-cell/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PCLK</text:p>
          </table:table-cell>
          <table:table-cell table:style-name="ce3" office:value-type="string" calcext:value-type="string">
            <text:p>REFCLK</text:p>
          </table:table-cell>
          <table:table-cell table:style-name="ce3" office:value-type="string" calcext:value-type="string">
            <text:p>FBD</text:p>
          </table:table-cell>
          <table:table-cell table:style-name="ce3" office:value-type="string" calcext:value-type="string">
            <text:p>PRD</text:p>
          </table:table-cell>
          <table:table-cell table:style-name="ce3" office:value-type="string" calcext:value-type="string">
            <text:p>FRS</text:p>
          </table:table-cell>
          <table:table-cell table:style-name="ce3" office:value-type="string" calcext:value-type="string">
            <text:p>pll_clk [MHz]</text:p>
          </table:table-cell>
          <table:table-cell table:style-name="ce3" office:value-type="string" calcext:value-type="string">
            <text:p>Required pll_clk [MHz]</text:p>
          </table:table-cell>
          <table:table-cell table:style-name="ce17" office:value-type="string" calcext:value-type="string">
            <text:p>CSI TX Clk [MHz]</text:p>
          </table:table-cell>
          <table:table-cell table:style-name="ce1" table:number-columns-repeated="16374"/>
        </table:table-row>
        <table:table-row table:style-name="ro1">
          <table:table-cell/>
          <table:table-cell table:style-name="ce4" office:value-type="string" calcext:value-type="string">
            <text:p>Datasheet example 1</text:p>
          </table:table-cell>
          <table:table-cell table:style-name="ce5"/>
          <table:table-cell table:style-name="ce5" office:value-type="float" office:value="16600000" calcext:value-type="float">
            <text:p>16 600 000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]*([.E3]+1)/([.F3]+1)*(1/(2^[.G3]))" office:value-type="float" office:value="265600000" calcext:value-type="float">
            <text:p>265 600 000</text:p>
          </table:table-cell>
          <table:table-cell table:style-name="ce5"/>
          <table:table-cell table:style-name="ce9"/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<text:span text:style-name="T1">Datasheet example</text:span> 2</text:p>
          </table:table-cell>
          <table:table-cell table:style-name="ce5"/>
          <table:table-cell table:style-name="ce5" office:value-type="float" office:value="16600000" calcext:value-type="float">
            <text:p>16 600 000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]*([.E4]+1)/([.F4]+1)*(1/(2^[.G4]))" office:value-type="float" office:value="221333333.333333" calcext:value-type="float">
            <text:p>221 333 333</text:p>
          </table:table-cell>
          <table:table-cell table:style-name="ce5"/>
          <table:table-cell table:style-name="ce9"/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<text:span text:style-name="T1">Datasheet example </text:span>3</text:p>
          </table:table-cell>
          <table:table-cell table:style-name="ce5"/>
          <table:table-cell table:style-name="ce5" office:value-type="float" office:value="16600000" calcext:value-type="float">
            <text:p>16 600 000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]*([.E5]+1)/([.F5]+1)*(1/(2^[.G5]))" office:value-type="float" office:value="189714285.714286" calcext:value-type="float">
            <text:p>189 714 286</text:p>
          </table:table-cell>
          <table:table-cell table:style-name="ce5"/>
          <table:table-cell table:style-name="ce9"/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<text:span text:style-name="T1">Datasheet example </text:span>4</text:p>
          </table:table-cell>
          <table:table-cell table:style-name="ce5"/>
          <table:table-cell table:style-name="ce5" office:value-type="float" office:value="16600000" calcext:value-type="float">
            <text:p>16 600 000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6]*([.E6]+1)/([.F6]+1)*(1/(2^[.G6]))" office:value-type="float" office:value="166000000" calcext:value-type="float">
            <text:p>166 000 000</text:p>
          </table:table-cell>
          <table:table-cell table:style-name="ce5"/>
          <table:table-cell table:style-name="ce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with DDR 4 lanes</text:p>
          </table:table-cell>
          <table:table-cell office:value-type="float" office:value="12676060" calcext:value-type="float">
            <text:p>12 676 060</text:p>
          </table:table-cell>
          <table:table-cell table:formula="of:=[.C8]/4" office:value-type="float" office:value="3169015" calcext:value-type="float">
            <text:p>3 169 015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8]*([.E8]+1)/([.F8]+1)*(1/(2^[.G8]))" office:value-type="float" office:value="76056360" calcext:value-type="float">
            <text:p>76 056 360</text:p>
          </table:table-cell>
          <table:table-cell table:formula="of:=[.J8]*2" office:value-type="float" office:value="76056360" calcext:value-type="float">
            <text:p>76 056 360</text:p>
          </table:table-cell>
          <table:table-cell office:value-type="float" office:value="38028180" calcext:value-type="float">
            <text:p>38 028 18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without DDR 4 lanes</text:p>
          </table:table-cell>
          <table:table-cell office:value-type="float" office:value="12676060" calcext:value-type="float">
            <text:p>12 676 060</text:p>
          </table:table-cell>
          <table:table-cell table:formula="of:=[.C9]/4" office:value-type="float" office:value="3169015" calcext:value-type="float">
            <text:p>3 169 015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]*([.E9]+1)/([.F9]+1)*(1/(2^[.G9]))" office:value-type="float" office:value="152112720" calcext:value-type="float">
            <text:p>152 112 720</text:p>
          </table:table-cell>
          <table:table-cell table:formula="of:=[.J9]*2" office:value-type="float" office:value="152112720" calcext:value-type="float">
            <text:p>152 112 720</text:p>
          </table:table-cell>
          <table:table-cell table:formula="of:=[.J8]*2" office:value-type="float" office:value="76056360" calcext:value-type="float">
            <text:p>76 056 36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with DDR 1 lane</text:p>
          </table:table-cell>
          <table:table-cell office:value-type="float" office:value="12676060" calcext:value-type="float">
            <text:p>12 676 060</text:p>
          </table:table-cell>
          <table:table-cell table:formula="of:=[.C10]/4" office:value-type="float" office:value="3169015" calcext:value-type="float">
            <text:p>3 169 015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0]*([.E10]+1)/([.F10]+1)*(1/(2^[.G10]))" office:value-type="float" office:value="304225440" calcext:value-type="float">
            <text:p>304 225 440</text:p>
          </table:table-cell>
          <table:table-cell table:formula="of:=[.J10]*2" office:value-type="float" office:value="304225440" calcext:value-type="float">
            <text:p>304 225 440</text:p>
          </table:table-cell>
          <table:table-cell table:formula="of:=[.J8]*4" office:value-type="float" office:value="152112720" calcext:value-type="float">
            <text:p>152 112 72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without DDR 1 lane</text:p>
          </table:table-cell>
          <table:table-cell office:value-type="float" office:value="12676060" calcext:value-type="float">
            <text:p>12 676 060</text:p>
          </table:table-cell>
          <table:table-cell table:formula="of:=[.C11]/4" office:value-type="float" office:value="3169015" calcext:value-type="float">
            <text:p>3 169 015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]*([.E11]+1)/([.F11]+1)*(1/(2^[.G11]))" office:value-type="float" office:value="608450880" calcext:value-type="float">
            <text:p>608 450 880</text:p>
          </table:table-cell>
          <table:table-cell table:formula="of:=[.J11]*2" office:value-type="float" office:value="608450880" calcext:value-type="float">
            <text:p>608 450 880</text:p>
          </table:table-cell>
          <table:table-cell table:formula="of:=[.J10]*2" office:value-type="float" office:value="304225440" calcext:value-type="float">
            <text:p>304 225 440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Default" table:number-columns-repeated="8"/>
          <table:table-cell table:style-name="ce11"/>
          <table:table-cell table:number-columns-repeated="16374"/>
        </table:table-row>
        <table:table-row table:style-name="ro2">
          <table:table-cell/>
          <table:table-cell table:style-name="Default" table:number-columns-repeated="5"/>
          <table:table-cell table:style-name="ce7" office:value-type="string" calcext:value-type="string" table:number-columns-spanned="4" table:number-rows-spanned="1">
            <text:p>FRS (HSCK = pll_clk):</text:p>
            <text:p>Frequency range setting (post divider) for HSCK frequency</text:p>
            <text:p>2’b00: 500MHz – 1GHz HSCK frequency</text:p>
            <text:p>2’b01: 250MHz – 500MHz HSCK frequency</text:p>
            <text:p>2’b10: 125 MHz – 250MHz HSCK frequency</text:p>
            <text:p>2’b11: 62.5MHz – 125MHz HSCK frequency</text:p>
          </table:table-cell>
          <table:covered-table-cell table:number-columns-repeated="3" table:style-name="Default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5:02:48.23833233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9:36:02.973012085</meta:creation-date>
    <dc:date>2024-09-26T15:06:59.478638870</dc:date>
    <meta:editing-duration>PT1H7M44S</meta:editing-duration>
    <meta:editing-cycles>13</meta:editing-cycles>
    <meta:generator>LibreOffice/24.2.6.2$Linux_X86_64 LibreOffice_project/8e9a753d9daaea75c34b417ba1bdf556bf2fc5b3</meta:generator>
    <meta:document-statistic meta:table-count="1" meta:cell-count="69" meta:object-count="0"/>
  </office:meta>
</office:document-meta>
</file>